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25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<text:span text:style-name="T1">n opendocument</text:span> <text:span text:style-name="T1">text</text:span>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4:19</meta:creation-date>
    <dc:language>en-US</dc:language>
    <dc:date>2019-11-07T09:30:42.990515474</dc:date>
    <meta:editing-cycles>2</meta:editing-cycles>
    <meta:editing-duration>PT28S</meta:editing-duration>
    <meta:generator>LibreOffice/6.2.8.2$Linux_X86_64 LibreOffice_project/20$Build-2</meta:generator>
    <meta:document-statistic meta:table-count="0" meta:image-count="0" meta:object-count="0" meta:page-count="1" meta:paragraph-count="1" meta:word-count="6" meta:character-count="33" meta:non-whitespace-character-count="28"/>
  </office:meta>
</office:document-meta>
</file>